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text-properties officeooo:rsid="0004a43b" officeooo:paragraph-rsid="0004a43b"/>
    </style:style>
    <style:style style:name="P2" style:family="paragraph" style:parent-style-name="Subtitle">
      <style:text-properties officeooo:rsid="0004a43b" officeooo:paragraph-rsid="0004a43b"/>
    </style:style>
    <style:style style:name="P3" style:family="paragraph" style:parent-style-name="Text_20_body">
      <style:text-properties officeooo:rsid="0004a43b" officeooo:paragraph-rsid="0004a43b"/>
    </style:style>
    <style:style style:name="P4" style:family="paragraph" style:parent-style-name="Text_20_body" style:list-style-name="L1">
      <style:text-properties officeooo:rsid="0004a43b" officeooo:paragraph-rsid="0004a43b"/>
    </style:style>
    <style:style style:name="P5" style:family="paragraph" style:parent-style-name="Text_20_body">
      <style:paragraph-properties fo:text-align="end" style:justify-single-word="false"/>
      <style:text-properties officeooo:rsid="0004a43b" officeooo:paragraph-rsid="0004a43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 7 </text:p>
      <text:p text:style-name="P2">Reviewing the installed extensions</text:p>
      <text:p text:style-name="P3"/>
      <text:h text:style-name="Heading_20_2" text:outline-level="2">Browser Used:</text:h>
      <text:p text:style-name="P3">Zen Browser</text:p>
      <text:p text:style-name="P3"/>
      <text:h text:style-name="Heading_20_2" text:outline-level="2">Extentions reviewed:</text:h>
      <text:list text:style-name="L1">
        <text:list-item>
          <text:p text:style-name="P4">Gnome Shell Integration</text:p>
        </text:list-item>
        <text:list-item>
          <text:p text:style-name="P4">Ublock Origin</text:p>
        </text:list-item>
      </text:list>
      <text:p text:style-name="P3"/>
      <text:h text:style-name="Heading_20_2" text:outline-level="2">Suspicious Extensions found:</text:h>
      <text:p text:style-name="P3">None taken as none were necessary.</text:p>
      <text:p text:style-name="P3"/>
      <text:h text:style-name="Heading_20_2" text:outline-level="2">Actions Taken:</text:h>
      <text:p text:style-name="P3">None taken as none were necessary.</text:p>
      <text:p text:style-name="P3"/>
      <text:h text:style-name="Heading_20_2" text:outline-level="2">Result:</text:h>
      <text:p text:style-name="P3">The reviewed extensions were necessary either for the proper functioning of the browser or for the user themselves. Their authors, origin repositories were verified with their reviews on the extension marketplace for firefox.</text:p>
      <text:p text:style-name="P3"/>
      <text:p text:style-name="P5">- Hareekshith 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3T16:56:17.279409888</meta:creation-date>
    <dc:date>2026-02-23T17:06:33.250356477</dc:date>
    <meta:editing-duration>PT10M17S</meta:editing-duration>
    <meta:editing-cycles>1</meta:editing-cycles>
    <meta:document-statistic meta:table-count="0" meta:image-count="0" meta:object-count="0" meta:page-count="1" meta:paragraph-count="14" meta:word-count="73" meta:character-count="485" meta:non-whitespace-character-count="426"/>
    <meta:generator>LibreOffice/25.8.5.2$Linux_X86_64 LibreOffice_project/580$Build-2</meta:generator>
  </office:meta>
</office:document-meta>
</file>